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0.64mm" svg:height="160.7mm" svg:x="11.94mm" svg:y="110.6mm">
            <draw:object draw:notify-on-update-of-ranges="Sheet1.A2:Sheet1.A14 Sheet1.B1:Sheet1.B1 Sheet1.B2:Sheet1.B14 Sheet1.A2:Sheet1.A14 Sheet1.C1:Sheet1.C1 Sheet1.C2:Sheet1.C14 Sheet1.A2:Sheet1.A14 Sheet1.D1:Sheet1.D1 Sheet1.D2:Sheet1.D14 Sheet1.A2:Sheet1.A14 Sheet1.E1:Sheet1.E1 Sheet1.E2:Sheet1.E14 Sheet1.A2:Sheet1.A14 Sheet1.F1:Sheet1.F1 Sheet1.F2:Sheet1.F14 Sheet1.A2:Sheet1.A14 Sheet1.G1:Sheet1.G1 Sheet1.G2:Sheet1.G14 Sheet1.A2:Sheet1.A14 Sheet1.H1:Sheet1.H1 Sheet1.H2:Sheet1.H14 Sheet1.A2:Sheet1.A14 Sheet1.I1:Sheet1.I1 Sheet1.I2:Sheet1.I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1.41mm" svg:height="154.44mm" svg:x="356.63mm" svg:y="148.29mm">
            <draw:object draw:notify-on-update-of-ranges="Sheet1.A2:Sheet1.A14 Sheet1.A1:Sheet1.A1 Sheet1.R2:Sheet1.R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0.46mm" svg:height="191.47mm" svg:x="12.27mm" svg:y="312.18mm">
            <draw:object draw:notify-on-update-of-ranges="Sheet1.B1:Sheet1.I1 Sheet1.A2:Sheet1.A2 Sheet1.B2:Sheet1.I2 Sheet1.B1:Sheet1.I1 Sheet1.A3:Sheet1.A3 Sheet1.B3:Sheet1.I3 Sheet1.B1:Sheet1.I1 Sheet1.A4:Sheet1.A4 Sheet1.B4:Sheet1.I4 Sheet1.B1:Sheet1.I1 Sheet1.A5:Sheet1.A5 Sheet1.B5:Sheet1.I5 Sheet1.B1:Sheet1.I1 Sheet1.A6:Sheet1.A6 Sheet1.B6:Sheet1.I6 Sheet1.B1:Sheet1.I1 Sheet1.A7:Sheet1.A7 Sheet1.B7:Sheet1.I7 Sheet1.B1:Sheet1.I1 Sheet1.A8:Sheet1.A8 Sheet1.B8:Sheet1.I8 Sheet1.B1:Sheet1.I1 Sheet1.A9:Sheet1.A9 Sheet1.B9:Sheet1.I9 Sheet1.B1:Sheet1.I1 Sheet1.A10:Sheet1.A10 Sheet1.B10:Sheet1.I10 Sheet1.B1:Sheet1.I1 Sheet1.A11:Sheet1.A11 Sheet1.B11:Sheet1.I11 Sheet1.B1:Sheet1.I1 Sheet1.A12:Sheet1.A12 Sheet1.B12:Sheet1.I12 Sheet1.B1:Sheet1.I1 Sheet1.A13:Sheet1.A13 Sheet1.B13:Sheet1.I13 Sheet1.B1:Sheet1.I1 Sheet1.A14:Sheet1.A14 Sheet1.B14:Sheet1.I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v(mm/min)-m(gr)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float" office:value="232" calcext:value-type="float">
            <text:p>232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7084039" calcext:value-type="float">
            <text:p>0.197084039</text:p>
          </table:table-cell>
          <table:table-cell office:value-type="float" office:value="0.247167766" calcext:value-type="float">
            <text:p>0.247167766</text:p>
          </table:table-cell>
          <table:table-cell office:value-type="float" office:value="0.266690582" calcext:value-type="float">
            <text:p>0.266690582</text:p>
          </table:table-cell>
          <table:table-cell office:value-type="float" office:value="0.334638745" calcext:value-type="float">
            <text:p>0.334638745</text:p>
          </table:table-cell>
          <table:table-cell office:value-type="float" office:value="0.368608326" calcext:value-type="float">
            <text:p>0.368608326</text:p>
          </table:table-cell>
          <table:table-cell office:value-type="float" office:value="0.499415874" calcext:value-type="float">
            <text:p>0.499415874</text:p>
          </table:table-cell>
          <table:table-cell office:value-type="float" office:value="0.651468456" calcext:value-type="float">
            <text:p>0.651468456</text:p>
          </table:table-cell>
          <table:table-cell office:value-type="float" office:value="0.767838478" calcext:value-type="float">
            <text:p>0.767838478</text:p>
          </table:table-cell>
          <table:table-cell/>
          <table:table-cell table:formula="of:=[.B2]-0.155454546" office:value-type="float" office:value="0.041629493" calcext:value-type="float">
            <text:p>0.041629493</text:p>
          </table:table-cell>
          <table:table-cell table:formula="of:=[.C2]-0.133327365" office:value-type="float" office:value="0.113840401" calcext:value-type="float">
            <text:p>0.113840401</text:p>
          </table:table-cell>
          <table:table-cell table:formula="of:=[.D2]-0.169842482" office:value-type="float" office:value="0.0968481" calcext:value-type="float">
            <text:p>0.0968481</text:p>
          </table:table-cell>
          <table:table-cell table:formula="of:=[.E2]-0.195314914" office:value-type="float" office:value="0.139323831" calcext:value-type="float">
            <text:p>0.139323831</text:p>
          </table:table-cell>
          <table:table-cell table:formula="of:=[.F2]-0.232683748" office:value-type="float" office:value="0.135924578" calcext:value-type="float">
            <text:p>0.135924578</text:p>
          </table:table-cell>
          <table:table-cell table:formula="of:=[.G2]-0.421260208" office:value-type="float" office:value="0.078155666" calcext:value-type="float">
            <text:p>0.078155666</text:p>
          </table:table-cell>
          <table:table-cell table:formula="of:=[.H2]-0.479017377" office:value-type="float" office:value="0.172451079" calcext:value-type="float">
            <text:p>0.172451079</text:p>
          </table:table-cell>
          <table:table-cell table:formula="of:=[.I2]-0.59199059" office:value-type="float" office:value="0.175847888" calcext:value-type="float">
            <text:p>0.175847888</text:p>
          </table:table-cell>
          <table:table-cell/>
          <table:table-cell table:formula="of:=[.B2]-0.15656625" office:value-type="float" office:value="0.040517789" calcext:value-type="float">
            <text:p>0.0405177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2641149" calcext:value-type="float">
            <text:p>0.182641149</text:p>
          </table:table-cell>
          <table:table-cell office:value-type="float" office:value="0.223380223" calcext:value-type="float">
            <text:p>0.223380223</text:p>
          </table:table-cell>
          <table:table-cell office:value-type="float" office:value="0.242053777" calcext:value-type="float">
            <text:p>0.242053777</text:p>
          </table:table-cell>
          <table:table-cell office:value-type="float" office:value="0.297259182" calcext:value-type="float">
            <text:p>0.297259182</text:p>
          </table:table-cell>
          <table:table-cell office:value-type="float" office:value="0.335476726" calcext:value-type="float">
            <text:p>0.335476726</text:p>
          </table:table-cell>
          <table:table-cell office:value-type="float" office:value="0.456939965" calcext:value-type="float">
            <text:p>0.456939965</text:p>
          </table:table-cell>
          <table:table-cell office:value-type="float" office:value="0.547827899" calcext:value-type="float">
            <text:p>0.547827899</text:p>
          </table:table-cell>
          <table:table-cell office:value-type="float" office:value="0.702426493" calcext:value-type="float">
            <text:p>0.702426493</text:p>
          </table:table-cell>
          <table:table-cell/>
          <table:table-cell table:formula="of:=[.B3]-0.155454546" office:value-type="float" office:value="0.027186603" calcext:value-type="float">
            <text:p>0.027186603</text:p>
          </table:table-cell>
          <table:table-cell table:formula="of:=[.C3]-0.133327365" office:value-type="float" office:value="0.090052858" calcext:value-type="float">
            <text:p>0.090052858</text:p>
          </table:table-cell>
          <table:table-cell table:formula="of:=[.D3]-0.169842482" office:value-type="float" office:value="0.072211295" calcext:value-type="float">
            <text:p>0.072211295</text:p>
          </table:table-cell>
          <table:table-cell table:formula="of:=[.E3]-0.195314914" office:value-type="float" office:value="0.101944268" calcext:value-type="float">
            <text:p>0.101944268</text:p>
          </table:table-cell>
          <table:table-cell table:formula="of:=[.F3]-0.232683748" office:value-type="float" office:value="0.102792978" calcext:value-type="float">
            <text:p>0.102792978</text:p>
          </table:table-cell>
          <table:table-cell table:formula="of:=[.G3]-0.421260208" office:value-type="float" office:value="0.035679757" calcext:value-type="float">
            <text:p>0.035679757</text:p>
          </table:table-cell>
          <table:table-cell table:formula="of:=[.H3]-0.479017377" office:value-type="float" office:value="0.068810522" calcext:value-type="float">
            <text:p>0.068810522</text:p>
          </table:table-cell>
          <table:table-cell table:formula="of:=[.I3]-0.59199059" office:value-type="float" office:value="0.110435903" calcext:value-type="float">
            <text:p>0.110435903</text:p>
          </table:table-cell>
          <table:table-cell/>
          <table:table-cell table:formula="of:=[.B3]-0.15656625" office:value-type="float" office:value="0.026074899" calcext:value-type="float">
            <text:p>0.0260748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9242834" calcext:value-type="float">
            <text:p>0.179242834</text:p>
          </table:table-cell>
          <table:table-cell office:value-type="float" office:value="0.218282893" calcext:value-type="float">
            <text:p>0.218282893</text:p>
          </table:table-cell>
          <table:table-cell office:value-type="float" office:value="0.236956507" calcext:value-type="float">
            <text:p>0.236956507</text:p>
          </table:table-cell>
          <table:table-cell office:value-type="float" office:value="0.293011487" calcext:value-type="float">
            <text:p>0.293011487</text:p>
          </table:table-cell>
          <table:table-cell office:value-type="float" office:value="0.307442278" calcext:value-type="float">
            <text:p>0.307442278</text:p>
          </table:table-cell>
          <table:table-cell office:value-type="float" office:value="0.471381783" calcext:value-type="float">
            <text:p>0.471381783</text:p>
          </table:table-cell>
          <table:table-cell office:value-type="float" office:value="0.546978354" calcext:value-type="float">
            <text:p>0.546978354</text:p>
          </table:table-cell>
          <table:table-cell office:value-type="float" office:value="0.733858228" calcext:value-type="float">
            <text:p>0.733858228</text:p>
          </table:table-cell>
          <table:table-cell/>
          <table:table-cell table:formula="of:=[.B4]-0.155454546" office:value-type="float" office:value="0.023788288" calcext:value-type="float">
            <text:p>0.023788288</text:p>
          </table:table-cell>
          <table:table-cell table:formula="of:=[.C4]-0.133327365" office:value-type="float" office:value="0.084955528" calcext:value-type="float">
            <text:p>0.084955528</text:p>
          </table:table-cell>
          <table:table-cell table:formula="of:=[.D4]-0.169842482" office:value-type="float" office:value="0.067114025" calcext:value-type="float">
            <text:p>0.067114025</text:p>
          </table:table-cell>
          <table:table-cell table:formula="of:=[.E4]-0.195314914" office:value-type="float" office:value="0.097696573" calcext:value-type="float">
            <text:p>0.097696573</text:p>
          </table:table-cell>
          <table:table-cell table:formula="of:=[.F4]-0.232683748" office:value-type="float" office:value="0.07475853" calcext:value-type="float">
            <text:p>0.07475853</text:p>
          </table:table-cell>
          <table:table-cell table:formula="of:=[.G4]-0.421260208" office:value-type="float" office:value="0.050121575" calcext:value-type="float">
            <text:p>0.050121575</text:p>
          </table:table-cell>
          <table:table-cell table:formula="of:=[.H4]-0.479017377" office:value-type="float" office:value="0.067960977" calcext:value-type="float">
            <text:p>0.067960977</text:p>
          </table:table-cell>
          <table:table-cell table:formula="of:=[.I4]-0.59199059" office:value-type="float" office:value="0.141867638" calcext:value-type="float">
            <text:p>0.141867638</text:p>
          </table:table-cell>
          <table:table-cell/>
          <table:table-cell table:formula="of:=[.B4]-0.15656625" office:value-type="float" office:value="0.022676584" calcext:value-type="float">
            <text:p>0.022676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3031108" calcext:value-type="float">
            <text:p>0.203031108</text:p>
          </table:table-cell>
          <table:table-cell office:value-type="float" office:value="0.214035109" calcext:value-type="float">
            <text:p>0.214035109</text:p>
          </table:table-cell>
          <table:table-cell office:value-type="float" office:value="0.221664712" calcext:value-type="float">
            <text:p>0.221664712</text:p>
          </table:table-cell>
          <table:table-cell office:value-type="float" office:value="0.253083318" calcext:value-type="float">
            <text:p>0.253083318</text:p>
          </table:table-cell>
          <table:table-cell office:value-type="float" office:value="0.274310648" calcext:value-type="float">
            <text:p>0.274310648</text:p>
          </table:table-cell>
          <table:table-cell office:value-type="float" office:value="0.460338056" calcext:value-type="float">
            <text:p>0.460338056</text:p>
          </table:table-cell>
          <table:table-cell office:value-type="float" office:value="0.520643473" calcext:value-type="float">
            <text:p>0.520643473</text:p>
          </table:table-cell>
          <table:table-cell office:value-type="float" office:value="0.703275979" calcext:value-type="float">
            <text:p>0.703275979</text:p>
          </table:table-cell>
          <table:table-cell/>
          <table:table-cell table:formula="of:=[.B5]-0.155454546" office:value-type="float" office:value="0.047576562" calcext:value-type="float">
            <text:p>0.047576562</text:p>
          </table:table-cell>
          <table:table-cell table:formula="of:=[.C5]-0.133327365" office:value-type="float" office:value="0.080707744" calcext:value-type="float">
            <text:p>0.080707744</text:p>
          </table:table-cell>
          <table:table-cell table:formula="of:=[.D5]-0.169842482" office:value-type="float" office:value="0.05182223" calcext:value-type="float">
            <text:p>0.05182223</text:p>
          </table:table-cell>
          <table:table-cell table:formula="of:=[.E5]-0.195314914" office:value-type="float" office:value="0.057768404" calcext:value-type="float">
            <text:p>0.057768404</text:p>
          </table:table-cell>
          <table:table-cell table:formula="of:=[.F5]-0.232683748" office:value-type="float" office:value="0.0416269" calcext:value-type="float">
            <text:p>0.0416269</text:p>
          </table:table-cell>
          <table:table-cell table:formula="of:=[.G5]-0.421260208" office:value-type="float" office:value="0.039077848" calcext:value-type="float">
            <text:p>0.039077848</text:p>
          </table:table-cell>
          <table:table-cell table:formula="of:=[.H5]-0.479017377" office:value-type="float" office:value="0.041626096" calcext:value-type="float">
            <text:p>0.041626096</text:p>
          </table:table-cell>
          <table:table-cell table:formula="of:=[.I5]-0.59199059" office:value-type="float" office:value="0.111285389" calcext:value-type="float">
            <text:p>0.111285389</text:p>
          </table:table-cell>
          <table:table-cell/>
          <table:table-cell table:formula="of:=[.B5]-0.15656625" office:value-type="float" office:value="0.046464858" calcext:value-type="float">
            <text:p>0.0464648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80092409" calcext:value-type="float">
            <text:p>0.180092409</text:p>
          </table:table-cell>
          <table:table-cell office:value-type="float" office:value="0.19959268" calcext:value-type="float">
            <text:p>0.19959268</text:p>
          </table:table-cell>
          <table:table-cell office:value-type="float" office:value="0.228461057" calcext:value-type="float">
            <text:p>0.228461057</text:p>
          </table:table-cell>
          <table:table-cell office:value-type="float" office:value="0.242888913" calcext:value-type="float">
            <text:p>0.242888913</text:p>
          </table:table-cell>
          <table:table-cell office:value-type="float" office:value="0.255621016" calcext:value-type="float">
            <text:p>0.255621016</text:p>
          </table:table-cell>
          <table:table-cell office:value-type="float" office:value="0.48072648" calcext:value-type="float">
            <text:p>0.48072648</text:p>
          </table:table-cell>
          <table:table-cell office:value-type="float" office:value="0.537633717" calcext:value-type="float">
            <text:p>0.537633717</text:p>
          </table:table-cell>
          <table:table-cell office:value-type="float" office:value="0.651456058" calcext:value-type="float">
            <text:p>0.651456058</text:p>
          </table:table-cell>
          <table:table-cell/>
          <table:table-cell table:formula="of:=[.B6]-0.155454546" office:value-type="float" office:value="0.024637863" calcext:value-type="float">
            <text:p>0.024637863</text:p>
          </table:table-cell>
          <table:table-cell table:formula="of:=[.C6]-0.133327365" office:value-type="float" office:value="0.066265315" calcext:value-type="float">
            <text:p>0.066265315</text:p>
          </table:table-cell>
          <table:table-cell table:formula="of:=[.D6]-0.169842482" office:value-type="float" office:value="0.058618575" calcext:value-type="float">
            <text:p>0.058618575</text:p>
          </table:table-cell>
          <table:table-cell table:formula="of:=[.E6]-0.195314914" office:value-type="float" office:value="0.047573999" calcext:value-type="float">
            <text:p>0.047573999</text:p>
          </table:table-cell>
          <table:table-cell table:formula="of:=[.F6]-0.232683748" office:value-type="float" office:value="0.022937268" calcext:value-type="float">
            <text:p>0.022937268</text:p>
          </table:table-cell>
          <table:table-cell table:formula="of:=[.G6]-0.421260208" office:value-type="float" office:value="0.059466272" calcext:value-type="float">
            <text:p>0.059466272</text:p>
          </table:table-cell>
          <table:table-cell table:formula="of:=[.H6]-0.479017377" office:value-type="float" office:value="0.05861634" calcext:value-type="float">
            <text:p>0.05861634</text:p>
          </table:table-cell>
          <table:table-cell table:formula="of:=[.I6]-0.59199059" office:value-type="float" office:value="0.0594654680000001" calcext:value-type="float">
            <text:p>0.059465468</text:p>
          </table:table-cell>
          <table:table-cell/>
          <table:table-cell table:formula="of:=[.B6]-0.15656625" office:value-type="float" office:value="0.023526159" calcext:value-type="float">
            <text:p>0.0235261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3100779" calcext:value-type="float">
            <text:p>0.163100779</text:p>
          </table:table-cell>
          <table:table-cell office:value-type="float" office:value="0.19279623" calcext:value-type="float">
            <text:p>0.19279623</text:p>
          </table:table-cell>
          <table:table-cell office:value-type="float" office:value="0.208921537" calcext:value-type="float">
            <text:p>0.208921537</text:p>
          </table:table-cell>
          <table:table-cell office:value-type="float" office:value="0.247136578" calcext:value-type="float">
            <text:p>0.247136578</text:p>
          </table:table-cell>
          <table:table-cell office:value-type="float" office:value="0.245426685" calcext:value-type="float">
            <text:p>0.245426685</text:p>
          </table:table-cell>
          <table:table-cell office:value-type="float" office:value="0.45439142" calcext:value-type="float">
            <text:p>0.45439142</text:p>
          </table:table-cell>
          <table:table-cell office:value-type="float" office:value="0.552924991" calcext:value-type="float">
            <text:p>0.552924991</text:p>
          </table:table-cell>
          <table:table-cell office:value-type="float" office:value="0.62427187" calcext:value-type="float">
            <text:p>0.62427187</text:p>
          </table:table-cell>
          <table:table-cell/>
          <table:table-cell table:formula="of:=[.B7]-0.155454546" office:value-type="float" office:value="0.007646233" calcext:value-type="float">
            <text:p>0.007646233</text:p>
          </table:table-cell>
          <table:table-cell table:formula="of:=[.C7]-0.133327365" office:value-type="float" office:value="0.059468865" calcext:value-type="float">
            <text:p>0.059468865</text:p>
          </table:table-cell>
          <table:table-cell table:formula="of:=[.D7]-0.169842482" office:value-type="float" office:value="0.039079055" calcext:value-type="float">
            <text:p>0.039079055</text:p>
          </table:table-cell>
          <table:table-cell table:formula="of:=[.E7]-0.195314914" office:value-type="float" office:value="0.051821664" calcext:value-type="float">
            <text:p>0.051821664</text:p>
          </table:table-cell>
          <table:table-cell table:formula="of:=[.F7]-0.232683748" office:value-type="float" office:value="0.012742937" calcext:value-type="float">
            <text:p>0.012742937</text:p>
          </table:table-cell>
          <table:table-cell table:formula="of:=[.G7]-0.421260208" office:value-type="float" office:value="0.033131212" calcext:value-type="float">
            <text:p>0.033131212</text:p>
          </table:table-cell>
          <table:table-cell table:formula="of:=[.H7]-0.479017377" office:value-type="float" office:value="0.073907614" calcext:value-type="float">
            <text:p>0.073907614</text:p>
          </table:table-cell>
          <table:table-cell table:formula="of:=[.I7]-0.59199059" office:value-type="float" office:value="0.0322812800000001" calcext:value-type="float">
            <text:p>0.03228128</text:p>
          </table:table-cell>
          <table:table-cell/>
          <table:table-cell table:formula="of:=[.B7]-0.15656625" office:value-type="float" office:value="0.00653452900000001" calcext:value-type="float">
            <text:p>0.0065345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3100779" calcext:value-type="float">
            <text:p>0.163100779</text:p>
          </table:table-cell>
          <table:table-cell office:value-type="float" office:value="0.165610462" calcext:value-type="float">
            <text:p>0.165610462</text:p>
          </table:table-cell>
          <table:table-cell office:value-type="float" office:value="0.197027907" calcext:value-type="float">
            <text:p>0.197027907</text:p>
          </table:table-cell>
          <table:table-cell office:value-type="float" office:value="0.230995402" calcext:value-type="float">
            <text:p>0.230995402</text:p>
          </table:table-cell>
          <table:table-cell office:value-type="float" office:value="0.272611588" calcext:value-type="float">
            <text:p>0.272611588</text:p>
          </table:table-cell>
          <table:table-cell office:value-type="float" office:value="0.420410693" calcext:value-type="float">
            <text:p>0.420410693</text:p>
          </table:table-cell>
          <table:table-cell office:value-type="float" office:value="0.496857136" calcext:value-type="float">
            <text:p>0.496857136</text:p>
          </table:table-cell>
          <table:table-cell office:value-type="float" office:value="0.742353261" calcext:value-type="float">
            <text:p>0.742353261</text:p>
          </table:table-cell>
          <table:table-cell/>
          <table:table-cell table:formula="of:=[.B8]-0.155454546" office:value-type="float" office:value="0.007646233" calcext:value-type="float">
            <text:p>0.007646233</text:p>
          </table:table-cell>
          <table:table-cell table:formula="of:=[.C8]-0.133327365" office:value-type="float" office:value="0.032283097" calcext:value-type="float">
            <text:p>0.032283097</text:p>
          </table:table-cell>
          <table:table-cell table:formula="of:=[.D8]-0.169842482" office:value-type="float" office:value="0.027185425" calcext:value-type="float">
            <text:p>0.027185425</text:p>
          </table:table-cell>
          <table:table-cell table:formula="of:=[.E8]-0.195314914" office:value-type="float" office:value="0.035680488" calcext:value-type="float">
            <text:p>0.035680488</text:p>
          </table:table-cell>
          <table:table-cell table:formula="of:=[.F8]-0.232683748" office:value-type="float" office:value="0.03992784" calcext:value-type="float">
            <text:p>0.03992784</text:p>
          </table:table-cell>
          <table:table-cell table:formula="of:=[.G8]-0.421260208" office:value-type="float" office:value="-0.000849515000000023" calcext:value-type="float">
            <text:p>-0.000849515</text:p>
          </table:table-cell>
          <table:table-cell table:formula="of:=[.H8]-0.479017377" office:value-type="float" office:value="0.017839759" calcext:value-type="float">
            <text:p>0.017839759</text:p>
          </table:table-cell>
          <table:table-cell table:formula="of:=[.I8]-0.59199059" office:value-type="float" office:value="0.150362671" calcext:value-type="float">
            <text:p>0.150362671</text:p>
          </table:table-cell>
          <table:table-cell/>
          <table:table-cell table:formula="of:=[.B8]-0.15656625" office:value-type="float" office:value="0.00653452900000001" calcext:value-type="float">
            <text:p>0.0065345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9897437" calcext:value-type="float">
            <text:p>0.169897437</text:p>
          </table:table-cell>
          <table:table-cell office:value-type="float" office:value="0.159663573" calcext:value-type="float">
            <text:p>0.159663573</text:p>
          </table:table-cell>
          <table:table-cell office:value-type="float" office:value="0.170692027" calcext:value-type="float">
            <text:p>0.170692027</text:p>
          </table:table-cell>
          <table:table-cell office:value-type="float" office:value="0.235243082" calcext:value-type="float">
            <text:p>0.235243082</text:p>
          </table:table-cell>
          <table:table-cell office:value-type="float" office:value="0.227586582" calcext:value-type="float">
            <text:p>0.227586582</text:p>
          </table:table-cell>
          <table:table-cell office:value-type="float" office:value="0.430604905" calcext:value-type="float">
            <text:p>0.430604905</text:p>
          </table:table-cell>
          <table:table-cell office:value-type="float" office:value="0.542730808" calcext:value-type="float">
            <text:p>0.542730808</text:p>
          </table:table-cell>
          <table:table-cell office:value-type="float" office:value="0.646359026" calcext:value-type="float">
            <text:p>0.646359026</text:p>
          </table:table-cell>
          <table:table-cell/>
          <table:table-cell table:formula="of:=[.B9]-0.155454546" office:value-type="float" office:value="0.014442891" calcext:value-type="float">
            <text:p>0.014442891</text:p>
          </table:table-cell>
          <table:table-cell table:formula="of:=[.C9]-0.133327365" office:value-type="float" office:value="0.026336208" calcext:value-type="float">
            <text:p>0.026336208</text:p>
          </table:table-cell>
          <table:table-cell table:formula="of:=[.D9]-0.169842482" office:value-type="float" office:value="0.000849545000000007" calcext:value-type="float">
            <text:p>0.000849545</text:p>
          </table:table-cell>
          <table:table-cell table:formula="of:=[.E9]-0.195314914" office:value-type="float" office:value="0.039928168" calcext:value-type="float">
            <text:p>0.039928168</text:p>
          </table:table-cell>
          <table:table-cell table:formula="of:=[.F9]-0.232683748" office:value-type="float" office:value="-0.00509716600000001" calcext:value-type="float">
            <text:p>-0.005097166</text:p>
          </table:table-cell>
          <table:table-cell table:formula="of:=[.G9]-0.421260208" office:value-type="float" office:value="0.00934469700000001" calcext:value-type="float">
            <text:p>0.009344697</text:p>
          </table:table-cell>
          <table:table-cell table:formula="of:=[.H9]-0.479017377" office:value-type="float" office:value="0.063713431" calcext:value-type="float">
            <text:p>0.063713431</text:p>
          </table:table-cell>
          <table:table-cell table:formula="of:=[.I9]-0.59199059" office:value-type="float" office:value="0.0543684360000001" calcext:value-type="float">
            <text:p>0.054368436</text:p>
          </table:table-cell>
          <table:table-cell/>
          <table:table-cell table:formula="of:=[.B9]-0.15656625" office:value-type="float" office:value="0.013331187" calcext:value-type="float">
            <text:p>0.0133311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69897437" calcext:value-type="float">
            <text:p>0.169897437</text:p>
          </table:table-cell>
          <table:table-cell office:value-type="float" office:value="0.148619354" calcext:value-type="float">
            <text:p>0.148619354</text:p>
          </table:table-cell>
          <table:table-cell office:value-type="float" office:value="0.159647942" calcext:value-type="float">
            <text:p>0.159647942</text:p>
          </table:table-cell>
          <table:table-cell office:value-type="float" office:value="0.198713064" calcext:value-type="float">
            <text:p>0.198713064</text:p>
          </table:table-cell>
          <table:table-cell office:value-type="float" office:value="0.238630444" calcext:value-type="float">
            <text:p>0.238630444</text:p>
          </table:table-cell>
          <table:table-cell office:value-type="float" office:value="0.377934784" calcext:value-type="float">
            <text:p>0.377934784</text:p>
          </table:table-cell>
          <table:table-cell office:value-type="float" office:value="0.507051289" calcext:value-type="float">
            <text:p>0.507051289</text:p>
          </table:table-cell>
          <table:table-cell office:value-type="float" office:value="0.695630431" calcext:value-type="float">
            <text:p>0.695630431</text:p>
          </table:table-cell>
          <table:table-cell/>
          <table:table-cell table:formula="of:=[.B10]-0.155454546" office:value-type="float" office:value="0.014442891" calcext:value-type="float">
            <text:p>0.014442891</text:p>
          </table:table-cell>
          <table:table-cell table:formula="of:=[.C10]-0.133327365" office:value-type="float" office:value="0.015291989" calcext:value-type="float">
            <text:p>0.015291989</text:p>
          </table:table-cell>
          <table:table-cell table:formula="of:=[.D10]-0.169842482" office:value-type="float" office:value="-0.01019454" calcext:value-type="float">
            <text:p>-0.01019454</text:p>
          </table:table-cell>
          <table:table-cell table:formula="of:=[.E10]-0.195314914" office:value-type="float" office:value="0.00339815000000002" calcext:value-type="float">
            <text:p>0.00339815</text:p>
          </table:table-cell>
          <table:table-cell table:formula="of:=[.F10]-0.232683748" office:value-type="float" office:value="0.005946696" calcext:value-type="float">
            <text:p>0.005946696</text:p>
          </table:table-cell>
          <table:table-cell table:formula="of:=[.G10]-0.421260208" office:value-type="float" office:value="-0.043325424" calcext:value-type="float">
            <text:p>-0.043325424</text:p>
          </table:table-cell>
          <table:table-cell table:formula="of:=[.H10]-0.479017377" office:value-type="float" office:value="0.028033912" calcext:value-type="float">
            <text:p>0.028033912</text:p>
          </table:table-cell>
          <table:table-cell table:formula="of:=[.I10]-0.59199059" office:value-type="float" office:value="0.103639841" calcext:value-type="float">
            <text:p>0.103639841</text:p>
          </table:table-cell>
          <table:table-cell/>
          <table:table-cell table:formula="of:=[.B10]-0.15656625" office:value-type="float" office:value="0.013331187" calcext:value-type="float">
            <text:p>0.0133311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4186123" calcext:value-type="float">
            <text:p>0.14186123</text:p>
          </table:table-cell>
          <table:table-cell office:value-type="float" office:value="0.174106017" calcext:value-type="float">
            <text:p>0.174106017</text:p>
          </table:table-cell>
          <table:table-cell office:value-type="float" office:value="0.180037022" calcext:value-type="float">
            <text:p>0.180037022</text:p>
          </table:table-cell>
          <table:table-cell office:value-type="float" office:value="0.157935351" calcext:value-type="float">
            <text:p>0.157935351</text:p>
          </table:table-cell>
          <table:table-cell office:value-type="float" office:value="0.194454953" calcext:value-type="float">
            <text:p>0.194454953</text:p>
          </table:table-cell>
          <table:table-cell office:value-type="float" office:value="0.417862147" calcext:value-type="float">
            <text:p>0.417862147</text:p>
          </table:table-cell>
          <table:table-cell office:value-type="float" office:value="0.498556167" calcext:value-type="float">
            <text:p>0.498556167</text:p>
          </table:table-cell>
          <table:table-cell office:value-type="float" office:value="0.659101665" calcext:value-type="float">
            <text:p>0.659101665</text:p>
          </table:table-cell>
          <table:table-cell/>
          <table:table-cell table:formula="of:=[.B11]-0.155454546" office:value-type="float" office:value="-0.013593316" calcext:value-type="float">
            <text:p>-0.013593316</text:p>
          </table:table-cell>
          <table:table-cell table:formula="of:=[.C11]-0.133327365" office:value-type="float" office:value="0.040778652" calcext:value-type="float">
            <text:p>0.040778652</text:p>
          </table:table-cell>
          <table:table-cell table:formula="of:=[.D11]-0.169842482" office:value-type="float" office:value="0.01019454" calcext:value-type="float">
            <text:p>0.01019454</text:p>
          </table:table-cell>
          <table:table-cell table:formula="of:=[.E11]-0.195314914" office:value-type="float" office:value="-0.037379563" calcext:value-type="float">
            <text:p>-0.037379563</text:p>
          </table:table-cell>
          <table:table-cell table:formula="of:=[.F11]-0.232683748" office:value-type="float" office:value="-0.038228795" calcext:value-type="float">
            <text:p>-0.038228795</text:p>
          </table:table-cell>
          <table:table-cell table:formula="of:=[.G11]-0.421260208" office:value-type="float" office:value="-0.00339806100000001" calcext:value-type="float">
            <text:p>-0.003398061</text:p>
          </table:table-cell>
          <table:table-cell table:formula="of:=[.H11]-0.479017377" office:value-type="float" office:value="0.01953879" calcext:value-type="float">
            <text:p>0.01953879</text:p>
          </table:table-cell>
          <table:table-cell table:formula="of:=[.I11]-0.59199059" office:value-type="float" office:value="0.067111075" calcext:value-type="float">
            <text:p>0.067111075</text:p>
          </table:table-cell>
          <table:table-cell/>
          <table:table-cell table:formula="of:=[.B11]-0.15656625" office:value-type="float" office:value="-0.01470502" calcext:value-type="float">
            <text:p>-0.014705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72446176" calcext:value-type="float">
            <text:p>0.172446176</text:p>
          </table:table-cell>
          <table:table-cell office:value-type="float" office:value="0.146070689" calcext:value-type="float">
            <text:p>0.146070689</text:p>
          </table:table-cell>
          <table:table-cell office:value-type="float" office:value="0.186833382" calcext:value-type="float">
            <text:p>0.186833382</text:p>
          </table:table-cell>
          <table:table-cell office:value-type="float" office:value="0.173226997" calcext:value-type="float">
            <text:p>0.173226997</text:p>
          </table:table-cell>
          <table:table-cell office:value-type="float" office:value="0.253921956" calcext:value-type="float">
            <text:p>0.253921956</text:p>
          </table:table-cell>
          <table:table-cell office:value-type="float" office:value="0.400871783" calcext:value-type="float">
            <text:p>0.400871783</text:p>
          </table:table-cell>
          <table:table-cell office:value-type="float" office:value="0.494308591" calcext:value-type="float">
            <text:p>0.494308591</text:p>
          </table:table-cell>
          <table:table-cell office:value-type="float" office:value="0.598786652" calcext:value-type="float">
            <text:p>0.598786652</text:p>
          </table:table-cell>
          <table:table-cell/>
          <table:table-cell table:formula="of:=[.B12]-0.155454546" office:value-type="float" office:value="0.01699163" calcext:value-type="float">
            <text:p>0.01699163</text:p>
          </table:table-cell>
          <table:table-cell table:formula="of:=[.C12]-0.133327365" office:value-type="float" office:value="0.012743324" calcext:value-type="float">
            <text:p>0.012743324</text:p>
          </table:table-cell>
          <table:table-cell table:formula="of:=[.D12]-0.169842482" office:value-type="float" office:value="0.0169909" calcext:value-type="float">
            <text:p>0.0169909</text:p>
          </table:table-cell>
          <table:table-cell table:formula="of:=[.E12]-0.195314914" office:value-type="float" office:value="-0.022087917" calcext:value-type="float">
            <text:p>-0.022087917</text:p>
          </table:table-cell>
          <table:table-cell table:formula="of:=[.F12]-0.232683748" office:value-type="float" office:value="0.021238208" calcext:value-type="float">
            <text:p>0.021238208</text:p>
          </table:table-cell>
          <table:table-cell table:formula="of:=[.G12]-0.421260208" office:value-type="float" office:value="-0.020388425" calcext:value-type="float">
            <text:p>-0.020388425</text:p>
          </table:table-cell>
          <table:table-cell table:formula="of:=[.H12]-0.479017377" office:value-type="float" office:value="0.015291214" calcext:value-type="float">
            <text:p>0.015291214</text:p>
          </table:table-cell>
          <table:table-cell table:formula="of:=[.I12]-0.59199059" office:value-type="float" office:value="0.00679606200000005" calcext:value-type="float">
            <text:p>0.006796062</text:p>
          </table:table-cell>
          <table:table-cell/>
          <table:table-cell table:formula="of:=[.B12]-0.15656625" office:value-type="float" office:value="0.015879926" calcext:value-type="float">
            <text:p>0.0158799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52905792" calcext:value-type="float">
            <text:p>0.152905792</text:p>
          </table:table-cell>
          <table:table-cell office:value-type="float" office:value="0.140973359" calcext:value-type="float">
            <text:p>0.140973359</text:p>
          </table:table-cell>
          <table:table-cell office:value-type="float" office:value="0.163895667" calcext:value-type="float">
            <text:p>0.163895667</text:p>
          </table:table-cell>
          <table:table-cell office:value-type="float" office:value="0.191067234" calcext:value-type="float">
            <text:p>0.191067234</text:p>
          </table:table-cell>
          <table:table-cell office:value-type="float" office:value="0.229285628" calcext:value-type="float">
            <text:p>0.229285628</text:p>
          </table:table-cell>
          <table:table-cell office:value-type="float" office:value="0.43315348" calcext:value-type="float">
            <text:p>0.43315348</text:p>
          </table:table-cell>
          <table:table-cell office:value-type="float" office:value="0.473920286" calcext:value-type="float">
            <text:p>0.473920286</text:p>
          </table:table-cell>
          <table:table-cell office:value-type="float" office:value="0.592840135" calcext:value-type="float">
            <text:p>0.592840135</text:p>
          </table:table-cell>
          <table:table-cell/>
          <table:table-cell table:formula="of:=[.B13]-0.155454546" office:value-type="float" office:value="-0.00254875399999999" calcext:value-type="float">
            <text:p>-0.002548754</text:p>
          </table:table-cell>
          <table:table-cell table:formula="of:=[.C13]-0.133327365" office:value-type="float" office:value="0.00764599400000002" calcext:value-type="float">
            <text:p>0.007645994</text:p>
          </table:table-cell>
          <table:table-cell table:formula="of:=[.D13]-0.169842482" office:value-type="float" office:value="-0.00594681499999999" calcext:value-type="float">
            <text:p>-0.005946815</text:p>
          </table:table-cell>
          <table:table-cell table:formula="of:=[.E13]-0.195314914" office:value-type="float" office:value="-0.00424768" calcext:value-type="float">
            <text:p>-0.00424768</text:p>
          </table:table-cell>
          <table:table-cell table:formula="of:=[.F13]-0.232683748" office:value-type="float" office:value="-0.00339812" calcext:value-type="float">
            <text:p>-0.00339812</text:p>
          </table:table-cell>
          <table:table-cell table:formula="of:=[.G13]-0.421260208" office:value-type="float" office:value="0.011893272" calcext:value-type="float">
            <text:p>0.011893272</text:p>
          </table:table-cell>
          <table:table-cell table:formula="of:=[.H13]-0.479017377" office:value-type="float" office:value="-0.005097091" calcext:value-type="float">
            <text:p>-0.005097091</text:p>
          </table:table-cell>
          <table:table-cell table:formula="of:=[.I13]-0.59199059" office:value-type="float" office:value="0.000849545000000007" calcext:value-type="float">
            <text:p>0.000849545</text:p>
          </table:table-cell>
          <table:table-cell/>
          <table:table-cell table:formula="of:=[.B13]-0.15656625" office:value-type="float" office:value="-0.00366045799999998" calcext:value-type="float">
            <text:p>-0.0036604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55454546" calcext:value-type="float">
            <text:p>0.155454546</text:p>
          </table:table-cell>
          <table:table-cell office:value-type="float" office:value="0.133327365" calcext:value-type="float">
            <text:p>0.133327365</text:p>
          </table:table-cell>
          <table:table-cell office:value-type="float" office:value="0.169842482" calcext:value-type="float">
            <text:p>0.169842482</text:p>
          </table:table-cell>
          <table:table-cell office:value-type="float" office:value="0.195314914" calcext:value-type="float">
            <text:p>0.195314914</text:p>
          </table:table-cell>
          <table:table-cell office:value-type="float" office:value="0.232683748" calcext:value-type="float">
            <text:p>0.232683748</text:p>
          </table:table-cell>
          <table:table-cell office:value-type="float" office:value="0.421260208" calcext:value-type="float">
            <text:p>0.421260208</text:p>
          </table:table-cell>
          <table:table-cell office:value-type="float" office:value="0.479017377" calcext:value-type="float">
            <text:p>0.479017377</text:p>
          </table:table-cell>
          <table:table-cell office:value-type="float" office:value="0.59199059" calcext:value-type="float">
            <text:p>0.59199059</text:p>
          </table:table-cell>
          <table:table-cell/>
          <table:table-cell table:formula="of:=[.B14]-0.155454546" office:value-type="float" office:value="0" calcext:value-type="float">
            <text:p>0</text:p>
          </table:table-cell>
          <table:table-cell table:formula="of:=[.C14]-0.133327365" office:value-type="float" office:value="0" calcext:value-type="float">
            <text:p>0</text:p>
          </table:table-cell>
          <table:table-cell table:formula="of:=[.D14]-0.169842482" office:value-type="float" office:value="0" calcext:value-type="float">
            <text:p>0</text:p>
          </table:table-cell>
          <table:table-cell table:formula="of:=[.E14]-0.195314914" office:value-type="float" office:value="0" calcext:value-type="float">
            <text:p>0</text:p>
          </table:table-cell>
          <table:table-cell table:formula="of:=[.F14]-0.232683748" office:value-type="float" office:value="0" calcext:value-type="float">
            <text:p>0</text:p>
          </table:table-cell>
          <table:table-cell table:formula="of:=[.G14]-0.421260208" office:value-type="float" office:value="0" calcext:value-type="float">
            <text:p>0</text:p>
          </table:table-cell>
          <table:table-cell table:formula="of:=[.H14]-0.479017377" office:value-type="float" office:value="0" calcext:value-type="float">
            <text:p>0</text:p>
          </table:table-cell>
          <table:table-cell table:formula="of:=[.I14]-0.59199059" office:value-type="float" office:value="0" calcext:value-type="float">
            <text:p>0</text:p>
          </table:table-cell>
          <table:table-cell/>
          <table:table-cell table:formula="of:=[.B14]-0.15656625" office:value-type="float" office:value="-0.00111170399999999" calcext:value-type="float">
            <text:p>-0.001111704</text:p>
          </table:table-cell>
        </table:table-row>
      </table:table>
      <table:table table:name="Sheet2" table:style-name="ta1">
        <table:shapes>
          <draw:frame draw:z-index="0" draw:style-name="gr1" draw:text-style-name="P1" svg:width="159.97mm" svg:height="90.04mm" svg:x="174.84mm" svg:y="9.03mm">
            <draw:object draw:notify-on-update-of-ranges="Sheet2.A2:Sheet2.A14 Sheet2.B1:Sheet2.B1 Sheet2.B2:Sheet2.B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7mm" svg:height="90.05mm" svg:x="105.45mm" svg:y="131.21mm">
            <draw:object draw:notify-on-update-of-ranges="Sheet2.A2:Sheet2.A14 Sheet2.A1:Sheet2.A1 Sheet2.C2:Sheet2.C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(mm/min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99533" calcext:value-type="float">
            <text:p>0.00299533</text:p>
          </table:table-cell>
          <table:table-cell office:value-type="float" office:value="0.08825118" calcext:value-type="float">
            <text:p>0.088251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264278" calcext:value-type="float">
            <text:p>0.00264278</text:p>
          </table:table-cell>
          <table:table-cell office:value-type="float" office:value="0.08378577" calcext:value-type="float">
            <text:p>0.08378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81549" calcext:value-type="float">
            <text:p>0.00281549</text:p>
          </table:table-cell>
          <table:table-cell office:value-type="float" office:value="0.06474621" calcext:value-type="float">
            <text:p>0.064746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67083" calcext:value-type="float">
            <text:p>0.00267083</text:p>
          </table:table-cell>
          <table:table-cell office:value-type="float" office:value="0.06350836" calcext:value-type="float">
            <text:p>0.063508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61766" calcext:value-type="float">
            <text:p>0.00261766</text:p>
          </table:table-cell>
          <table:table-cell office:value-type="float" office:value="0.0600983" calcext:value-type="float">
            <text:p>0.06009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60571" calcext:value-type="float">
            <text:p>0.00260571</text:p>
          </table:table-cell>
          <table:table-cell office:value-type="float" office:value="0.05047009" calcext:value-type="float">
            <text:p>0.050470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295602" calcext:value-type="float">
            <text:p>0.00295602</text:p>
          </table:table-cell>
          <table:table-cell office:value-type="float" office:value="0.01206726" calcext:value-type="float">
            <text:p>0.012067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276489" calcext:value-type="float">
            <text:p>0.00276489</text:p>
          </table:table-cell>
          <table:table-cell office:value-type="float" office:value="0.01974661" calcext:value-type="float">
            <text:p>0.019746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28897" calcext:value-type="float">
            <text:p>0.0028897</text:p>
          </table:table-cell>
          <table:table-cell office:value-type="float" office:value="-0.00476792" calcext:value-type="float">
            <text:p>-0.004767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28211" calcext:value-type="float">
            <text:p>0.0028211</text:p>
          </table:table-cell>
          <table:table-cell office:value-type="float" office:value="-0.00627337" calcext:value-type="float">
            <text:p>-0.006273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49333" calcext:value-type="float">
            <text:p>0.00249333</text:p>
          </table:table-cell>
          <table:table-cell office:value-type="float" office:value="0.02997704" calcext:value-type="float">
            <text:p>0.029977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252973" calcext:value-type="float">
            <text:p>0.00252973</text:p>
          </table:table-cell>
          <table:table-cell office:value-type="float" office:value="0.01993365" calcext:value-type="float">
            <text:p>0.0199336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252192" calcext:value-type="float">
            <text:p>0.00252192</text:p>
          </table:table-cell>
          <table:table-cell office:value-type="float" office:value="0.02089584" calcext:value-type="float">
            <text:p>0.02089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3:56:57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2:01:56.028000000</meta:creation-date>
    <dc:date>2018-06-11T15:42:04.081000000</dc:date>
    <meta:editing-duration>PT10H57M25S</meta:editing-duration>
    <meta:editing-cycles>8</meta:editing-cycles>
    <meta:generator>LibreOffice/5.4.7.2$Windows_X86_64 LibreOffice_project/c838ef25c16710f8838b1faec480ebba495259d0</meta:generator>
    <dc:creator>Foad Sojoodi Farimani</dc:creator>
    <meta:document-statistic meta:table-count="2" meta:cell-count="28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65cm" svg:height="16.071cm" xlink:href=".." xlink:type="simple" chart:class="chart:scatter" chart:style-name="ch1">
        <chart:legend chart:legend-position="end" svg:x="22.165cm" svg:y="5.993cm" style:legend-expansion="high" chart:style-name="ch2"/>
        <chart:plot-area chart:style-name="ch3" table:cell-range-address="Sheet1.A2:Sheet1.I14 Sheet1.B1:Sheet1.I1" chart:data-source-has-labels="row" svg:x="0.481cm" svg:y="0.321cm" svg:width="21.203cm" svg:height="15.429cm">
          <chartooo:coordinate-region svg:x="1.208cm" svg:y="0.52cm" svg:width="20.104cm" svg:height="14.58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7" chart:values-cell-range-address="Sheet1.C2:Sheet1.C14" chart:label-cell-address="Sheet1.C1:Sheet1.C1" chart:class="chart:scatter">
            <chart:data-point chart:repeated="13"/>
          </chart:series>
          <chart:series chart:style-name="ch8" chart:values-cell-range-address="Sheet1.D2:Sheet1.D14" chart:label-cell-address="Sheet1.D1:Sheet1.D1" chart:class="chart:scatter">
            <chart:data-point chart:repeated="13"/>
          </chart:series>
          <chart:series chart:style-name="ch9" chart:values-cell-range-address="Sheet1.E2:Sheet1.E14" chart:label-cell-address="Sheet1.E1:Sheet1.E1" chart:class="chart:scatter">
            <chart:data-point chart:repeated="13"/>
          </chart:series>
          <chart:series chart:style-name="ch10" chart:values-cell-range-address="Sheet1.F2:Sheet1.F14" chart:label-cell-address="Sheet1.F1:Sheet1.F1" chart:class="chart:scatter">
            <chart:data-point chart:repeated="13"/>
          </chart:series>
          <chart:series chart:style-name="ch11" chart:values-cell-range-address="Sheet1.G2:Sheet1.G14" chart:label-cell-address="Sheet1.G1:Sheet1.G1" chart:class="chart:scatter">
            <chart:data-point chart:repeated="13"/>
          </chart:series>
          <chart:series chart:style-name="ch12" chart:values-cell-range-address="Sheet1.H2:Sheet1.H14" chart:label-cell-address="Sheet1.H1:Sheet1.H1" chart:class="chart:scatter">
            <chart:data-point chart:repeated="13"/>
          </chart:series>
          <chart:series chart:style-name="ch13" chart:values-cell-range-address="Sheet1.I2:Sheet1.I14" chart:label-cell-address="Sheet1.I1:Sheet1.I1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1</text:p>
                <draw:g>
                  <svg:desc>Sheet1.B1:Sheet1.B1</svg:desc>
                </draw:g>
              </table:table-cell>
              <table:table-cell office:value-type="string">
                <text:p>53</text:p>
                <draw:g>
                  <svg:desc>Sheet1.C1:Sheet1.C1</svg:desc>
                </draw:g>
              </table:table-cell>
              <table:table-cell office:value-type="string">
                <text:p>65</text:p>
                <draw:g>
                  <svg:desc>Sheet1.D1:Sheet1.D1</svg:desc>
                </draw:g>
              </table:table-cell>
              <table:table-cell office:value-type="string">
                <text:p>77</text:p>
                <draw:g>
                  <svg:desc>Sheet1.E1:Sheet1.E1</svg:desc>
                </draw:g>
              </table:table-cell>
              <table:table-cell office:value-type="string">
                <text:p>89</text:p>
                <draw:g>
                  <svg:desc>Sheet1.F1:Sheet1.F1</svg:desc>
                </draw:g>
              </table:table-cell>
              <table:table-cell office:value-type="string">
                <text:p>136</text:p>
                <draw:g>
                  <svg:desc>Sheet1.G1:Sheet1.G1</svg:desc>
                </draw:g>
              </table:table-cell>
              <table:table-cell office:value-type="string">
                <text:p>184</text:p>
                <draw:g>
                  <svg:desc>Sheet1.H1:Sheet1.H1</svg:desc>
                </draw:g>
              </table:table-cell>
              <table:table-cell office:value-type="string">
                <text:p>232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4</svg:desc>
                </draw:g>
              </table:table-cell>
              <table:table-cell office:value-type="float" office:value="0.197084039">
                <text:p>0.197084039</text:p>
                <draw:g>
                  <svg:desc>Sheet1.B2:Sheet1.B14</svg:desc>
                </draw:g>
              </table:table-cell>
              <table:table-cell office:value-type="float" office:value="0.247167766">
                <text:p>0.247167766</text:p>
                <draw:g>
                  <svg:desc>Sheet1.C2:Sheet1.C14</svg:desc>
                </draw:g>
              </table:table-cell>
              <table:table-cell office:value-type="float" office:value="0.266690582">
                <text:p>0.266690582</text:p>
                <draw:g>
                  <svg:desc>Sheet1.D2:Sheet1.D14</svg:desc>
                </draw:g>
              </table:table-cell>
              <table:table-cell office:value-type="float" office:value="0.334638745">
                <text:p>0.334638745</text:p>
                <draw:g>
                  <svg:desc>Sheet1.E2:Sheet1.E14</svg:desc>
                </draw:g>
              </table:table-cell>
              <table:table-cell office:value-type="float" office:value="0.368608326">
                <text:p>0.368608326</text:p>
                <draw:g>
                  <svg:desc>Sheet1.F2:Sheet1.F14</svg:desc>
                </draw:g>
              </table:table-cell>
              <table:table-cell office:value-type="float" office:value="0.499415874">
                <text:p>0.499415874</text:p>
                <draw:g>
                  <svg:desc>Sheet1.G2:Sheet1.G14</svg:desc>
                </draw:g>
              </table:table-cell>
              <table:table-cell office:value-type="float" office:value="0.651468456">
                <text:p>0.651468456</text:p>
                <draw:g>
                  <svg:desc>Sheet1.H2:Sheet1.H14</svg:desc>
                </draw:g>
              </table:table-cell>
              <table:table-cell office:value-type="float" office:value="0.767838478">
                <text:p>0.767838478</text:p>
                <draw:g>
                  <svg:desc>Sheet1.I2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82641149">
                <text:p>0.182641149</text:p>
              </table:table-cell>
              <table:table-cell office:value-type="float" office:value="0.223380223">
                <text:p>0.223380223</text:p>
              </table:table-cell>
              <table:table-cell office:value-type="float" office:value="0.242053777">
                <text:p>0.242053777</text:p>
              </table:table-cell>
              <table:table-cell office:value-type="float" office:value="0.297259182">
                <text:p>0.297259182</text:p>
              </table:table-cell>
              <table:table-cell office:value-type="float" office:value="0.335476726">
                <text:p>0.335476726</text:p>
              </table:table-cell>
              <table:table-cell office:value-type="float" office:value="0.456939965">
                <text:p>0.456939965</text:p>
              </table:table-cell>
              <table:table-cell office:value-type="float" office:value="0.547827899">
                <text:p>0.547827899</text:p>
              </table:table-cell>
              <table:table-cell office:value-type="float" office:value="0.702426493">
                <text:p>0.702426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79242834">
                <text:p>0.179242834</text:p>
              </table:table-cell>
              <table:table-cell office:value-type="float" office:value="0.218282893">
                <text:p>0.218282893</text:p>
              </table:table-cell>
              <table:table-cell office:value-type="float" office:value="0.236956507">
                <text:p>0.236956507</text:p>
              </table:table-cell>
              <table:table-cell office:value-type="float" office:value="0.293011487">
                <text:p>0.293011487</text:p>
              </table:table-cell>
              <table:table-cell office:value-type="float" office:value="0.307442278">
                <text:p>0.307442278</text:p>
              </table:table-cell>
              <table:table-cell office:value-type="float" office:value="0.471381783">
                <text:p>0.471381783</text:p>
              </table:table-cell>
              <table:table-cell office:value-type="float" office:value="0.546978354">
                <text:p>0.546978354</text:p>
              </table:table-cell>
              <table:table-cell office:value-type="float" office:value="0.733858228">
                <text:p>0.733858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203031108">
                <text:p>0.203031108</text:p>
              </table:table-cell>
              <table:table-cell office:value-type="float" office:value="0.214035109">
                <text:p>0.214035109</text:p>
              </table:table-cell>
              <table:table-cell office:value-type="float" office:value="0.221664712">
                <text:p>0.221664712</text:p>
              </table:table-cell>
              <table:table-cell office:value-type="float" office:value="0.253083318">
                <text:p>0.253083318</text:p>
              </table:table-cell>
              <table:table-cell office:value-type="float" office:value="0.274310648">
                <text:p>0.274310648</text:p>
              </table:table-cell>
              <table:table-cell office:value-type="float" office:value="0.460338056">
                <text:p>0.460338056</text:p>
              </table:table-cell>
              <table:table-cell office:value-type="float" office:value="0.520643473">
                <text:p>0.520643473</text:p>
              </table:table-cell>
              <table:table-cell office:value-type="float" office:value="0.703275979">
                <text:p>0.703275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180092409">
                <text:p>0.180092409</text:p>
              </table:table-cell>
              <table:table-cell office:value-type="float" office:value="0.19959268">
                <text:p>0.19959268</text:p>
              </table:table-cell>
              <table:table-cell office:value-type="float" office:value="0.228461057">
                <text:p>0.228461057</text:p>
              </table:table-cell>
              <table:table-cell office:value-type="float" office:value="0.242888913">
                <text:p>0.242888913</text:p>
              </table:table-cell>
              <table:table-cell office:value-type="float" office:value="0.255621016">
                <text:p>0.255621016</text:p>
              </table:table-cell>
              <table:table-cell office:value-type="float" office:value="0.48072648">
                <text:p>0.48072648</text:p>
              </table:table-cell>
              <table:table-cell office:value-type="float" office:value="0.537633717">
                <text:p>0.537633717</text:p>
              </table:table-cell>
              <table:table-cell office:value-type="float" office:value="0.651456058">
                <text:p>0.651456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163100779">
                <text:p>0.163100779</text:p>
              </table:table-cell>
              <table:table-cell office:value-type="float" office:value="0.19279623">
                <text:p>0.19279623</text:p>
              </table:table-cell>
              <table:table-cell office:value-type="float" office:value="0.208921537">
                <text:p>0.208921537</text:p>
              </table:table-cell>
              <table:table-cell office:value-type="float" office:value="0.247136578">
                <text:p>0.247136578</text:p>
              </table:table-cell>
              <table:table-cell office:value-type="float" office:value="0.245426685">
                <text:p>0.245426685</text:p>
              </table:table-cell>
              <table:table-cell office:value-type="float" office:value="0.45439142">
                <text:p>0.45439142</text:p>
              </table:table-cell>
              <table:table-cell office:value-type="float" office:value="0.552924991">
                <text:p>0.552924991</text:p>
              </table:table-cell>
              <table:table-cell office:value-type="float" office:value="0.62427187">
                <text:p>0.62427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63100779">
                <text:p>0.163100779</text:p>
              </table:table-cell>
              <table:table-cell office:value-type="float" office:value="0.165610462">
                <text:p>0.165610462</text:p>
              </table:table-cell>
              <table:table-cell office:value-type="float" office:value="0.197027907">
                <text:p>0.197027907</text:p>
              </table:table-cell>
              <table:table-cell office:value-type="float" office:value="0.230995402">
                <text:p>0.230995402</text:p>
              </table:table-cell>
              <table:table-cell office:value-type="float" office:value="0.272611588">
                <text:p>0.272611588</text:p>
              </table:table-cell>
              <table:table-cell office:value-type="float" office:value="0.420410693">
                <text:p>0.420410693</text:p>
              </table:table-cell>
              <table:table-cell office:value-type="float" office:value="0.496857136">
                <text:p>0.496857136</text:p>
              </table:table-cell>
              <table:table-cell office:value-type="float" office:value="0.742353261">
                <text:p>0.742353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169897437">
                <text:p>0.169897437</text:p>
              </table:table-cell>
              <table:table-cell office:value-type="float" office:value="0.159663573">
                <text:p>0.159663573</text:p>
              </table:table-cell>
              <table:table-cell office:value-type="float" office:value="0.170692027">
                <text:p>0.170692027</text:p>
              </table:table-cell>
              <table:table-cell office:value-type="float" office:value="0.235243082">
                <text:p>0.235243082</text:p>
              </table:table-cell>
              <table:table-cell office:value-type="float" office:value="0.227586582">
                <text:p>0.227586582</text:p>
              </table:table-cell>
              <table:table-cell office:value-type="float" office:value="0.430604905">
                <text:p>0.430604905</text:p>
              </table:table-cell>
              <table:table-cell office:value-type="float" office:value="0.542730808">
                <text:p>0.542730808</text:p>
              </table:table-cell>
              <table:table-cell office:value-type="float" office:value="0.646359026">
                <text:p>0.646359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69897437">
                <text:p>0.169897437</text:p>
              </table:table-cell>
              <table:table-cell office:value-type="float" office:value="0.148619354">
                <text:p>0.148619354</text:p>
              </table:table-cell>
              <table:table-cell office:value-type="float" office:value="0.159647942">
                <text:p>0.159647942</text:p>
              </table:table-cell>
              <table:table-cell office:value-type="float" office:value="0.198713064">
                <text:p>0.198713064</text:p>
              </table:table-cell>
              <table:table-cell office:value-type="float" office:value="0.238630444">
                <text:p>0.238630444</text:p>
              </table:table-cell>
              <table:table-cell office:value-type="float" office:value="0.377934784">
                <text:p>0.377934784</text:p>
              </table:table-cell>
              <table:table-cell office:value-type="float" office:value="0.507051289">
                <text:p>0.507051289</text:p>
              </table:table-cell>
              <table:table-cell office:value-type="float" office:value="0.695630431">
                <text:p>0.69563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14186123">
                <text:p>0.14186123</text:p>
              </table:table-cell>
              <table:table-cell office:value-type="float" office:value="0.174106017">
                <text:p>0.174106017</text:p>
              </table:table-cell>
              <table:table-cell office:value-type="float" office:value="0.180037022">
                <text:p>0.180037022</text:p>
              </table:table-cell>
              <table:table-cell office:value-type="float" office:value="0.157935351">
                <text:p>0.157935351</text:p>
              </table:table-cell>
              <table:table-cell office:value-type="float" office:value="0.194454953">
                <text:p>0.194454953</text:p>
              </table:table-cell>
              <table:table-cell office:value-type="float" office:value="0.417862147">
                <text:p>0.417862147</text:p>
              </table:table-cell>
              <table:table-cell office:value-type="float" office:value="0.498556167">
                <text:p>0.498556167</text:p>
              </table:table-cell>
              <table:table-cell office:value-type="float" office:value="0.659101665">
                <text:p>0.659101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172446176">
                <text:p>0.172446176</text:p>
              </table:table-cell>
              <table:table-cell office:value-type="float" office:value="0.146070689">
                <text:p>0.146070689</text:p>
              </table:table-cell>
              <table:table-cell office:value-type="float" office:value="0.186833382">
                <text:p>0.186833382</text:p>
              </table:table-cell>
              <table:table-cell office:value-type="float" office:value="0.173226997">
                <text:p>0.173226997</text:p>
              </table:table-cell>
              <table:table-cell office:value-type="float" office:value="0.253921956">
                <text:p>0.253921956</text:p>
              </table:table-cell>
              <table:table-cell office:value-type="float" office:value="0.400871783">
                <text:p>0.400871783</text:p>
              </table:table-cell>
              <table:table-cell office:value-type="float" office:value="0.494308591">
                <text:p>0.494308591</text:p>
              </table:table-cell>
              <table:table-cell office:value-type="float" office:value="0.598786652">
                <text:p>0.598786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152905792">
                <text:p>0.152905792</text:p>
              </table:table-cell>
              <table:table-cell office:value-type="float" office:value="0.140973359">
                <text:p>0.140973359</text:p>
              </table:table-cell>
              <table:table-cell office:value-type="float" office:value="0.163895667">
                <text:p>0.163895667</text:p>
              </table:table-cell>
              <table:table-cell office:value-type="float" office:value="0.191067234">
                <text:p>0.191067234</text:p>
              </table:table-cell>
              <table:table-cell office:value-type="float" office:value="0.229285628">
                <text:p>0.229285628</text:p>
              </table:table-cell>
              <table:table-cell office:value-type="float" office:value="0.43315348">
                <text:p>0.43315348</text:p>
              </table:table-cell>
              <table:table-cell office:value-type="float" office:value="0.473920286">
                <text:p>0.473920286</text:p>
              </table:table-cell>
              <table:table-cell office:value-type="float" office:value="0.592840135">
                <text:p>0.592840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155454546">
                <text:p>0.155454546</text:p>
              </table:table-cell>
              <table:table-cell office:value-type="float" office:value="0.133327365">
                <text:p>0.133327365</text:p>
              </table:table-cell>
              <table:table-cell office:value-type="float" office:value="0.169842482">
                <text:p>0.169842482</text:p>
              </table:table-cell>
              <table:table-cell office:value-type="float" office:value="0.195314914">
                <text:p>0.195314914</text:p>
              </table:table-cell>
              <table:table-cell office:value-type="float" office:value="0.232683748">
                <text:p>0.232683748</text:p>
              </table:table-cell>
              <table:table-cell office:value-type="float" office:value="0.421260208">
                <text:p>0.421260208</text:p>
              </table:table-cell>
              <table:table-cell office:value-type="float" office:value="0.479017377">
                <text:p>0.479017377</text:p>
              </table:table-cell>
              <table:table-cell office:value-type="float" office:value="0.59199059">
                <text:p>0.59199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text-properties fo:font-size="22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42cm" svg:height="15.445cm" xlink:href=".." xlink:type="simple" chart:class="chart:scatter" chart:style-name="ch1">
        <chart:legend chart:legend-position="end" svg:x="19.141cm" svg:y="7.174cm" style:legend-expansion="high" chart:style-name="ch2"/>
        <chart:plot-area chart:style-name="ch3" table:cell-range-address="Sheet1.A1:Sheet1.A14 Sheet1.R2:Sheet1.R14" chart:data-source-has-labels="row" svg:x="0.732cm" svg:y="0.306cm" svg:width="17.474cm" svg:height="15.833cm">
          <chartooo:coordinate-region svg:x="1.459cm" svg:y="0.506cm" svg:width="16.746cm" svg:height="14.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14" chart:label-cell-address="Sheet1.A1:Sheet1.A1" chart:class="chart:scatter">
            <chart:domain table:cell-range-address="Sheet1.A2:Sheet1.A14"/>
            <chart:regression-curve chart:style-name="ch7">
              <chart:equation chart:display-equation="true" chart:display-r-square="false" svg:x="4.978cm" svg:y="0.788cm" chart:style-name="ch8"/>
            </chart:regression-curve>
            <chart:data-point chart:repeated="7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(mm/min)-m(gr)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4</svg:desc>
                </draw:g>
              </table:table-cell>
              <table:table-cell office:value-type="float" office:value="0.175847888">
                <text:p>0.175847888</text:p>
                <draw:g>
                  <svg:desc>Sheet1.R2:Sheet1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10435903">
                <text:p>0.110435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141867638">
                <text:p>0.141867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11285389">
                <text:p>0.111285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594654680000001">
                <text:p>0.059465468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322812800000001">
                <text:p>0.03228128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50362671">
                <text:p>0.150362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543684360000001">
                <text:p>0.054368436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03639841">
                <text:p>0.103639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067111075">
                <text:p>0.067111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0679606200000005">
                <text:p>0.00679606200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000849545000000007">
                <text:p>0.000849545000000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047cm" svg:height="19.148cm" xlink:href=".." xlink:type="simple" chart:class="chart:scatter" chart:style-name="ch1">
        <chart:legend chart:legend-position="end" svg:x="26.089cm" svg:y="6.038cm" style:legend-expansion="high" chart:style-name="ch2"/>
        <chart:plot-area chart:style-name="ch3" table:cell-range-address="Sheet1.B1:Sheet1.I14 Sheet1.A2:Sheet1.A14" chart:data-source-has-labels="column" svg:x="1.591cm" svg:y="0.382cm" svg:width="23.918cm" svg:height="17.403cm">
          <chartooo:coordinate-region svg:x="2.318cm" svg:y="0.581cm" svg:width="22.911cm" svg:height="16.557cm"/>
          <chart:axis chart:dimension="x" chart:name="primary-x" chart:style-name="ch4">
            <chart:title svg:x="13.069cm" svg:y="18.167cm" chart:style-name="ch5">
              <text:p>m (gr)</text:p>
            </chart:title>
          </chart:axis>
          <chart:axis chart:dimension="y" chart:name="primary-y" chart:style-name="ch4">
            <chart:title svg:x="0.451cm" svg:y="9.537cm" chart:style-name="ch6">
              <text:p>Fs(N)</text:p>
            </chart:title>
            <chart:grid chart:style-name="ch7" chart:class="major"/>
          </chart:axis>
          <chart:series chart:style-name="ch8" chart:values-cell-range-address="Sheet1.B2:Sheet1.I2" chart:label-cell-address="Sheet1.A2:Sheet1.A2" chart:class="chart:scatter">
            <chart:domain table:cell-range-address="Sheet1.B1:Sheet1.I1"/>
            <chart:regression-curve chart:style-name="ch9">
              <chart:equation chart:display-equation="true" chart:display-r-square="false" svg:x="2.306cm" svg:y="0.766cm"/>
            </chart:regression-curve>
            <chart:data-point chart:repeated="8"/>
          </chart:series>
          <chart:series chart:style-name="ch10" chart:values-cell-range-address="Sheet1.B3:Sheet1.I3" chart:label-cell-address="Sheet1.A3:Sheet1.A3" chart:class="chart:scatter">
            <chart:data-point chart:repeated="8"/>
          </chart:series>
          <chart:series chart:style-name="ch11" chart:values-cell-range-address="Sheet1.B4:Sheet1.I4" chart:label-cell-address="Sheet1.A4:Sheet1.A4" chart:class="chart:scatter">
            <chart:data-point chart:repeated="8"/>
          </chart:series>
          <chart:series chart:style-name="ch12" chart:values-cell-range-address="Sheet1.B5:Sheet1.I5" chart:label-cell-address="Sheet1.A5:Sheet1.A5" chart:class="chart:scatter">
            <chart:data-point chart:repeated="8"/>
          </chart:series>
          <chart:series chart:style-name="ch13" chart:values-cell-range-address="Sheet1.B6:Sheet1.I6" chart:label-cell-address="Sheet1.A6:Sheet1.A6" chart:class="chart:scatter">
            <chart:data-point chart:repeated="8"/>
          </chart:series>
          <chart:series chart:style-name="ch14" chart:values-cell-range-address="Sheet1.B7:Sheet1.I7" chart:label-cell-address="Sheet1.A7:Sheet1.A7" chart:class="chart:scatter">
            <chart:data-point chart:repeated="8"/>
          </chart:series>
          <chart:series chart:style-name="ch15" chart:values-cell-range-address="Sheet1.B8:Sheet1.I8" chart:label-cell-address="Sheet1.A8:Sheet1.A8" chart:class="chart:scatter">
            <chart:data-point chart:repeated="8"/>
          </chart:series>
          <chart:series chart:style-name="ch16" chart:values-cell-range-address="Sheet1.B9:Sheet1.I9" chart:label-cell-address="Sheet1.A9:Sheet1.A9" chart:class="chart:scatter">
            <chart:data-point chart:repeated="8"/>
          </chart:series>
          <chart:series chart:style-name="ch17" chart:values-cell-range-address="Sheet1.B10:Sheet1.I10" chart:label-cell-address="Sheet1.A10:Sheet1.A10" chart:class="chart:scatter">
            <chart:data-point chart:repeated="8"/>
          </chart:series>
          <chart:series chart:style-name="ch18" chart:values-cell-range-address="Sheet1.B11:Sheet1.I11" chart:label-cell-address="Sheet1.A11:Sheet1.A11" chart:class="chart:scatter">
            <chart:data-point chart:repeated="8"/>
          </chart:series>
          <chart:series chart:style-name="ch19" chart:values-cell-range-address="Sheet1.B12:Sheet1.I12" chart:label-cell-address="Sheet1.A12:Sheet1.A12" chart:class="chart:scatter">
            <chart:data-point chart:repeated="8"/>
          </chart:series>
          <chart:series chart:style-name="ch20" chart:values-cell-range-address="Sheet1.B13:Sheet1.I13" chart:label-cell-address="Sheet1.A13:Sheet1.A13" chart:class="chart:scatter">
            <chart:data-point chart:repeated="8"/>
          </chart:series>
          <chart:series chart:style-name="ch21" chart:values-cell-range-address="Sheet1.B14:Sheet1.I14" chart:label-cell-address="Sheet1.A14:Sheet1.A14" chart:class="chart:scatter">
            <chart:data-point chart:repeated="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1">
                <text:p>41</text:p>
                <draw:g>
                  <svg:desc>Sheet1.B1:Sheet1.I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  <table:table-cell office:value-type="float" office:value="136">
                <text:p>136</text:p>
              </table:table-cell>
              <table:table-cell office:value-type="float" office:value="184">
                <text:p>18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0</text:p>
                <draw:g>
                  <svg:desc>Sheet1.A2:Sheet1.A2</svg:desc>
                </draw:g>
              </table:table-cell>
              <table:table-cell office:value-type="float" office:value="0.197084039">
                <text:p>0.197084039</text:p>
                <draw:g>
                  <svg:desc>Sheet1.B2:Sheet1.I2</svg:desc>
                </draw:g>
              </table:table-cell>
              <table:table-cell office:value-type="float" office:value="0.247167766">
                <text:p>0.247167766</text:p>
              </table:table-cell>
              <table:table-cell office:value-type="float" office:value="0.266690582">
                <text:p>0.266690582</text:p>
              </table:table-cell>
              <table:table-cell office:value-type="float" office:value="0.334638745">
                <text:p>0.334638745</text:p>
              </table:table-cell>
              <table:table-cell office:value-type="float" office:value="0.368608326">
                <text:p>0.368608326</text:p>
              </table:table-cell>
              <table:table-cell office:value-type="float" office:value="0.499415874">
                <text:p>0.499415874</text:p>
              </table:table-cell>
              <table:table-cell office:value-type="float" office:value="0.651468456">
                <text:p>0.651468456</text:p>
              </table:table-cell>
              <table:table-cell office:value-type="float" office:value="0.767838478">
                <text:p>0.767838478</text:p>
              </table:table-cell>
            </table:table-row>
            <table:table-row>
              <table:table-cell office:value-type="string">
                <text:p>30</text:p>
                <draw:g>
                  <svg:desc>Sheet1.A3:Sheet1.A3</svg:desc>
                </draw:g>
              </table:table-cell>
              <table:table-cell office:value-type="float" office:value="0.182641149">
                <text:p>0.182641149</text:p>
                <draw:g>
                  <svg:desc>Sheet1.B3:Sheet1.I3</svg:desc>
                </draw:g>
              </table:table-cell>
              <table:table-cell office:value-type="float" office:value="0.223380223">
                <text:p>0.223380223</text:p>
              </table:table-cell>
              <table:table-cell office:value-type="float" office:value="0.242053777">
                <text:p>0.242053777</text:p>
              </table:table-cell>
              <table:table-cell office:value-type="float" office:value="0.297259182">
                <text:p>0.297259182</text:p>
              </table:table-cell>
              <table:table-cell office:value-type="float" office:value="0.335476726">
                <text:p>0.335476726</text:p>
              </table:table-cell>
              <table:table-cell office:value-type="float" office:value="0.456939965">
                <text:p>0.456939965</text:p>
              </table:table-cell>
              <table:table-cell office:value-type="float" office:value="0.547827899">
                <text:p>0.547827899</text:p>
              </table:table-cell>
              <table:table-cell office:value-type="float" office:value="0.702426493">
                <text:p>0.702426493</text:p>
              </table:table-cell>
            </table:table-row>
            <table:table-row>
              <table:table-cell office:value-type="string">
                <text:p>50</text:p>
                <draw:g>
                  <svg:desc>Sheet1.A4:Sheet1.A4</svg:desc>
                </draw:g>
              </table:table-cell>
              <table:table-cell office:value-type="float" office:value="0.179242834">
                <text:p>0.179242834</text:p>
                <draw:g>
                  <svg:desc>Sheet1.B4:Sheet1.I4</svg:desc>
                </draw:g>
              </table:table-cell>
              <table:table-cell office:value-type="float" office:value="0.218282893">
                <text:p>0.218282893</text:p>
              </table:table-cell>
              <table:table-cell office:value-type="float" office:value="0.236956507">
                <text:p>0.236956507</text:p>
              </table:table-cell>
              <table:table-cell office:value-type="float" office:value="0.293011487">
                <text:p>0.293011487</text:p>
              </table:table-cell>
              <table:table-cell office:value-type="float" office:value="0.307442278">
                <text:p>0.307442278</text:p>
              </table:table-cell>
              <table:table-cell office:value-type="float" office:value="0.471381783">
                <text:p>0.471381783</text:p>
              </table:table-cell>
              <table:table-cell office:value-type="float" office:value="0.546978354">
                <text:p>0.546978354</text:p>
              </table:table-cell>
              <table:table-cell office:value-type="float" office:value="0.733858228">
                <text:p>0.733858228</text:p>
              </table:table-cell>
            </table:table-row>
            <table:table-row>
              <table:table-cell office:value-type="string">
                <text:p>100</text:p>
                <draw:g>
                  <svg:desc>Sheet1.A5:Sheet1.A5</svg:desc>
                </draw:g>
              </table:table-cell>
              <table:table-cell office:value-type="float" office:value="0.203031108">
                <text:p>0.203031108</text:p>
                <draw:g>
                  <svg:desc>Sheet1.B5:Sheet1.I5</svg:desc>
                </draw:g>
              </table:table-cell>
              <table:table-cell office:value-type="float" office:value="0.214035109">
                <text:p>0.214035109</text:p>
              </table:table-cell>
              <table:table-cell office:value-type="float" office:value="0.221664712">
                <text:p>0.221664712</text:p>
              </table:table-cell>
              <table:table-cell office:value-type="float" office:value="0.253083318">
                <text:p>0.253083318</text:p>
              </table:table-cell>
              <table:table-cell office:value-type="float" office:value="0.274310648">
                <text:p>0.274310648</text:p>
              </table:table-cell>
              <table:table-cell office:value-type="float" office:value="0.460338056">
                <text:p>0.460338056</text:p>
              </table:table-cell>
              <table:table-cell office:value-type="float" office:value="0.520643473">
                <text:p>0.520643473</text:p>
              </table:table-cell>
              <table:table-cell office:value-type="float" office:value="0.703275979">
                <text:p>0.703275979</text:p>
              </table:table-cell>
            </table:table-row>
            <table:table-row>
              <table:table-cell office:value-type="string">
                <text:p>150</text:p>
                <draw:g>
                  <svg:desc>Sheet1.A6:Sheet1.A6</svg:desc>
                </draw:g>
              </table:table-cell>
              <table:table-cell office:value-type="float" office:value="0.180092409">
                <text:p>0.180092409</text:p>
                <draw:g>
                  <svg:desc>Sheet1.B6:Sheet1.I6</svg:desc>
                </draw:g>
              </table:table-cell>
              <table:table-cell office:value-type="float" office:value="0.19959268">
                <text:p>0.19959268</text:p>
              </table:table-cell>
              <table:table-cell office:value-type="float" office:value="0.228461057">
                <text:p>0.228461057</text:p>
              </table:table-cell>
              <table:table-cell office:value-type="float" office:value="0.242888913">
                <text:p>0.242888913</text:p>
              </table:table-cell>
              <table:table-cell office:value-type="float" office:value="0.255621016">
                <text:p>0.255621016</text:p>
              </table:table-cell>
              <table:table-cell office:value-type="float" office:value="0.48072648">
                <text:p>0.48072648</text:p>
              </table:table-cell>
              <table:table-cell office:value-type="float" office:value="0.537633717">
                <text:p>0.537633717</text:p>
              </table:table-cell>
              <table:table-cell office:value-type="float" office:value="0.651456058">
                <text:p>0.651456058</text:p>
              </table:table-cell>
            </table:table-row>
            <table:table-row>
              <table:table-cell office:value-type="string">
                <text:p>200</text:p>
                <draw:g>
                  <svg:desc>Sheet1.A7:Sheet1.A7</svg:desc>
                </draw:g>
              </table:table-cell>
              <table:table-cell office:value-type="float" office:value="0.163100779">
                <text:p>0.163100779</text:p>
                <draw:g>
                  <svg:desc>Sheet1.B7:Sheet1.I7</svg:desc>
                </draw:g>
              </table:table-cell>
              <table:table-cell office:value-type="float" office:value="0.19279623">
                <text:p>0.19279623</text:p>
              </table:table-cell>
              <table:table-cell office:value-type="float" office:value="0.208921537">
                <text:p>0.208921537</text:p>
              </table:table-cell>
              <table:table-cell office:value-type="float" office:value="0.247136578">
                <text:p>0.247136578</text:p>
              </table:table-cell>
              <table:table-cell office:value-type="float" office:value="0.245426685">
                <text:p>0.245426685</text:p>
              </table:table-cell>
              <table:table-cell office:value-type="float" office:value="0.45439142">
                <text:p>0.45439142</text:p>
              </table:table-cell>
              <table:table-cell office:value-type="float" office:value="0.552924991">
                <text:p>0.552924991</text:p>
              </table:table-cell>
              <table:table-cell office:value-type="float" office:value="0.62427187">
                <text:p>0.62427187</text:p>
              </table:table-cell>
            </table:table-row>
            <table:table-row>
              <table:table-cell office:value-type="string">
                <text:p>300</text:p>
                <draw:g>
                  <svg:desc>Sheet1.A8:Sheet1.A8</svg:desc>
                </draw:g>
              </table:table-cell>
              <table:table-cell office:value-type="float" office:value="0.163100779">
                <text:p>0.163100779</text:p>
                <draw:g>
                  <svg:desc>Sheet1.B8:Sheet1.I8</svg:desc>
                </draw:g>
              </table:table-cell>
              <table:table-cell office:value-type="float" office:value="0.165610462">
                <text:p>0.165610462</text:p>
              </table:table-cell>
              <table:table-cell office:value-type="float" office:value="0.197027907">
                <text:p>0.197027907</text:p>
              </table:table-cell>
              <table:table-cell office:value-type="float" office:value="0.230995402">
                <text:p>0.230995402</text:p>
              </table:table-cell>
              <table:table-cell office:value-type="float" office:value="0.272611588">
                <text:p>0.272611588</text:p>
              </table:table-cell>
              <table:table-cell office:value-type="float" office:value="0.420410693">
                <text:p>0.420410693</text:p>
              </table:table-cell>
              <table:table-cell office:value-type="float" office:value="0.496857136">
                <text:p>0.496857136</text:p>
              </table:table-cell>
              <table:table-cell office:value-type="float" office:value="0.742353261">
                <text:p>0.742353261</text:p>
              </table:table-cell>
            </table:table-row>
            <table:table-row>
              <table:table-cell office:value-type="string">
                <text:p>400</text:p>
                <draw:g>
                  <svg:desc>Sheet1.A9:Sheet1.A9</svg:desc>
                </draw:g>
              </table:table-cell>
              <table:table-cell office:value-type="float" office:value="0.169897437">
                <text:p>0.169897437</text:p>
                <draw:g>
                  <svg:desc>Sheet1.B9:Sheet1.I9</svg:desc>
                </draw:g>
              </table:table-cell>
              <table:table-cell office:value-type="float" office:value="0.159663573">
                <text:p>0.159663573</text:p>
              </table:table-cell>
              <table:table-cell office:value-type="float" office:value="0.170692027">
                <text:p>0.170692027</text:p>
              </table:table-cell>
              <table:table-cell office:value-type="float" office:value="0.235243082">
                <text:p>0.235243082</text:p>
              </table:table-cell>
              <table:table-cell office:value-type="float" office:value="0.227586582">
                <text:p>0.227586582</text:p>
              </table:table-cell>
              <table:table-cell office:value-type="float" office:value="0.430604905">
                <text:p>0.430604905</text:p>
              </table:table-cell>
              <table:table-cell office:value-type="float" office:value="0.542730808">
                <text:p>0.542730808</text:p>
              </table:table-cell>
              <table:table-cell office:value-type="float" office:value="0.646359026">
                <text:p>0.646359026</text:p>
              </table:table-cell>
            </table:table-row>
            <table:table-row>
              <table:table-cell office:value-type="string">
                <text:p>600</text:p>
                <draw:g>
                  <svg:desc>Sheet1.A10:Sheet1.A10</svg:desc>
                </draw:g>
              </table:table-cell>
              <table:table-cell office:value-type="float" office:value="0.169897437">
                <text:p>0.169897437</text:p>
                <draw:g>
                  <svg:desc>Sheet1.B10:Sheet1.I10</svg:desc>
                </draw:g>
              </table:table-cell>
              <table:table-cell office:value-type="float" office:value="0.148619354">
                <text:p>0.148619354</text:p>
              </table:table-cell>
              <table:table-cell office:value-type="float" office:value="0.159647942">
                <text:p>0.159647942</text:p>
              </table:table-cell>
              <table:table-cell office:value-type="float" office:value="0.198713064">
                <text:p>0.198713064</text:p>
              </table:table-cell>
              <table:table-cell office:value-type="float" office:value="0.238630444">
                <text:p>0.238630444</text:p>
              </table:table-cell>
              <table:table-cell office:value-type="float" office:value="0.377934784">
                <text:p>0.377934784</text:p>
              </table:table-cell>
              <table:table-cell office:value-type="float" office:value="0.507051289">
                <text:p>0.507051289</text:p>
              </table:table-cell>
              <table:table-cell office:value-type="float" office:value="0.695630431">
                <text:p>0.695630431</text:p>
              </table:table-cell>
            </table:table-row>
            <table:table-row>
              <table:table-cell office:value-type="string">
                <text:p>800</text:p>
                <draw:g>
                  <svg:desc>Sheet1.A11:Sheet1.A11</svg:desc>
                </draw:g>
              </table:table-cell>
              <table:table-cell office:value-type="float" office:value="0.14186123">
                <text:p>0.14186123</text:p>
                <draw:g>
                  <svg:desc>Sheet1.B11:Sheet1.I11</svg:desc>
                </draw:g>
              </table:table-cell>
              <table:table-cell office:value-type="float" office:value="0.174106017">
                <text:p>0.174106017</text:p>
              </table:table-cell>
              <table:table-cell office:value-type="float" office:value="0.180037022">
                <text:p>0.180037022</text:p>
              </table:table-cell>
              <table:table-cell office:value-type="float" office:value="0.157935351">
                <text:p>0.157935351</text:p>
              </table:table-cell>
              <table:table-cell office:value-type="float" office:value="0.194454953">
                <text:p>0.194454953</text:p>
              </table:table-cell>
              <table:table-cell office:value-type="float" office:value="0.417862147">
                <text:p>0.417862147</text:p>
              </table:table-cell>
              <table:table-cell office:value-type="float" office:value="0.498556167">
                <text:p>0.498556167</text:p>
              </table:table-cell>
              <table:table-cell office:value-type="float" office:value="0.659101665">
                <text:p>0.659101665</text:p>
              </table:table-cell>
            </table:table-row>
            <table:table-row>
              <table:table-cell office:value-type="string">
                <text:p>1000</text:p>
                <draw:g>
                  <svg:desc>Sheet1.A12:Sheet1.A12</svg:desc>
                </draw:g>
              </table:table-cell>
              <table:table-cell office:value-type="float" office:value="0.172446176">
                <text:p>0.172446176</text:p>
                <draw:g>
                  <svg:desc>Sheet1.B12:Sheet1.I12</svg:desc>
                </draw:g>
              </table:table-cell>
              <table:table-cell office:value-type="float" office:value="0.146070689">
                <text:p>0.146070689</text:p>
              </table:table-cell>
              <table:table-cell office:value-type="float" office:value="0.186833382">
                <text:p>0.186833382</text:p>
              </table:table-cell>
              <table:table-cell office:value-type="float" office:value="0.173226997">
                <text:p>0.173226997</text:p>
              </table:table-cell>
              <table:table-cell office:value-type="float" office:value="0.253921956">
                <text:p>0.253921956</text:p>
              </table:table-cell>
              <table:table-cell office:value-type="float" office:value="0.400871783">
                <text:p>0.400871783</text:p>
              </table:table-cell>
              <table:table-cell office:value-type="float" office:value="0.494308591">
                <text:p>0.494308591</text:p>
              </table:table-cell>
              <table:table-cell office:value-type="float" office:value="0.598786652">
                <text:p>0.598786652</text:p>
              </table:table-cell>
            </table:table-row>
            <table:table-row>
              <table:table-cell office:value-type="string">
                <text:p>1400</text:p>
                <draw:g>
                  <svg:desc>Sheet1.A13:Sheet1.A13</svg:desc>
                </draw:g>
              </table:table-cell>
              <table:table-cell office:value-type="float" office:value="0.152905792">
                <text:p>0.152905792</text:p>
                <draw:g>
                  <svg:desc>Sheet1.B13:Sheet1.I13</svg:desc>
                </draw:g>
              </table:table-cell>
              <table:table-cell office:value-type="float" office:value="0.140973359">
                <text:p>0.140973359</text:p>
              </table:table-cell>
              <table:table-cell office:value-type="float" office:value="0.163895667">
                <text:p>0.163895667</text:p>
              </table:table-cell>
              <table:table-cell office:value-type="float" office:value="0.191067234">
                <text:p>0.191067234</text:p>
              </table:table-cell>
              <table:table-cell office:value-type="float" office:value="0.229285628">
                <text:p>0.229285628</text:p>
              </table:table-cell>
              <table:table-cell office:value-type="float" office:value="0.43315348">
                <text:p>0.43315348</text:p>
              </table:table-cell>
              <table:table-cell office:value-type="float" office:value="0.473920286">
                <text:p>0.473920286</text:p>
              </table:table-cell>
              <table:table-cell office:value-type="float" office:value="0.592840135">
                <text:p>0.592840135</text:p>
              </table:table-cell>
            </table:table-row>
            <table:table-row>
              <table:table-cell office:value-type="string">
                <text:p>1800</text:p>
                <draw:g>
                  <svg:desc>Sheet1.A14:Sheet1.A14</svg:desc>
                </draw:g>
              </table:table-cell>
              <table:table-cell office:value-type="float" office:value="0.155454546">
                <text:p>0.155454546</text:p>
                <draw:g>
                  <svg:desc>Sheet1.B14:Sheet1.I14</svg:desc>
                </draw:g>
              </table:table-cell>
              <table:table-cell office:value-type="float" office:value="0.133327365">
                <text:p>0.133327365</text:p>
              </table:table-cell>
              <table:table-cell office:value-type="float" office:value="0.169842482">
                <text:p>0.169842482</text:p>
              </table:table-cell>
              <table:table-cell office:value-type="float" office:value="0.195314914">
                <text:p>0.195314914</text:p>
              </table:table-cell>
              <table:table-cell office:value-type="float" office:value="0.232683748">
                <text:p>0.232683748</text:p>
              </table:table-cell>
              <table:table-cell office:value-type="float" office:value="0.421260208">
                <text:p>0.421260208</text:p>
              </table:table-cell>
              <table:table-cell office:value-type="float" office:value="0.479017377">
                <text:p>0.479017377</text:p>
              </table:table-cell>
              <table:table-cell office:value-type="float" office:value="0.59199059">
                <text:p>0.591990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2.A2:Sheet2.B14 Sheet2.B1:Sheet2.B1" chart:data-source-has-labels="row" svg:x="1.33cm" svg:y="0.18cm" svg:width="12.086cm" svg:height="7.664cm">
          <chartooo:coordinate-region svg:x="2.613cm" svg:y="0.38cm" svg:width="10.431cm" svg:height="6.817cm"/>
          <chart:axis chart:dimension="x" chart:name="primary-x" chart:style-name="ch4">
            <chart:title svg:x="6.191cm" svg:y="8.024cm" chart:style-name="ch5">
              <text:p>speed(mm/min)</text:p>
            </chart:title>
          </chart:axis>
          <chart:axis chart:dimension="y" chart:name="primary-y" chart:style-name="ch4">
            <chart:title svg:x="0.451cm" svg:y="4.162cm" chart:style-name="ch6">
              <text:p>a</text:p>
            </chart:title>
            <chart:grid chart:style-name="ch7" chart:class="major"/>
          </chart:axis>
          <chart:series chart:style-name="ch8" chart:values-cell-range-address="Sheet2.B2:Sheet2.B14" chart:label-cell-address="Sheet2.B1:Sheet2.B1" chart:class="chart:scatter">
            <chart:domain table:cell-range-address="Sheet2.A2:Sheet2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14</svg:desc>
                </draw:g>
              </table:table-cell>
              <table:table-cell office:value-type="float" office:value="0.00299533">
                <text:p>0.00299533</text:p>
                <draw:g>
                  <svg:desc>Sheet2.B2:Sheet2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0264278">
                <text:p>0.00264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281549">
                <text:p>0.00281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267083">
                <text:p>0.00267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0261766">
                <text:p>0.00261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260571">
                <text:p>0.00260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0295602">
                <text:p>0.00295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0276489">
                <text:p>0.00276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0028897">
                <text:p>0.0028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0028211">
                <text:p>0.0028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0249333">
                <text:p>0.00249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00252973">
                <text:p>0.00252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00252192">
                <text:p>0.002521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897cm" svg:y="3.955cm" style:legend-expansion="high" chart:style-name="ch2"/>
        <chart:plot-area chart:style-name="ch3" table:cell-range-address="Sheet2.A1:Sheet2.A14 Sheet2.C2:Sheet2.C14" chart:data-source-has-labels="row" svg:x="1.33cm" svg:y="0.18cm" svg:width="9.248cm" svg:height="7.665cm">
          <chartooo:coordinate-region svg:x="2.348cm" svg:y="0.379cm" svg:width="7.858cm" svg:height="7.267cm"/>
          <chart:axis chart:dimension="x" chart:name="primary-x" chart:style-name="ch4">
            <chart:title svg:x="5.447cm" svg:y="8.025cm" chart:style-name="ch5">
              <text:p>speed</text:p>
            </chart:title>
          </chart:axis>
          <chart:axis chart:dimension="y" chart:name="primary-y" chart:style-name="ch4">
            <chart:title svg:x="0.451cm" svg:y="4.162cm" chart:style-name="ch6">
              <text:p>b</text:p>
            </chart:title>
            <chart:grid chart:style-name="ch7" chart:class="major"/>
          </chart:axis>
          <chart:series chart:style-name="ch8" chart:values-cell-range-address="Sheet2.C2:Sheet2.C14" chart:label-cell-address="Sheet2.A1:Sheet2.A1" chart:class="chart:scatter">
            <chart:domain table:cell-range-address="Sheet2.A2:Sheet2.A14"/>
            <chart:regression-curve chart:style-name="ch9">
              <chart:equation chart:display-equation="true" chart:display-r-square="false" svg:x="5.219cm" svg:y="0.658cm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(mm/min)</text:p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14</svg:desc>
                </draw:g>
              </table:table-cell>
              <table:table-cell office:value-type="float" office:value="0.08825118">
                <text:p>0.08825118</text:p>
                <draw:g>
                  <svg:desc>Sheet2.C2:Sheet2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8378577">
                <text:p>0.08378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6474621">
                <text:p>0.06474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6350836">
                <text:p>0.06350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600983">
                <text:p>0.0600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5047009">
                <text:p>0.05047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1206726">
                <text:p>0.01206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1974661">
                <text:p>0.01974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-0.00476792">
                <text:p>-0.00476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-0.00627337">
                <text:p>-0.00627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2997704">
                <text:p>0.02997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01993365">
                <text:p>0.01993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0.02089584">
                <text:p>0.020895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